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1.87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07mm"/>
    </style:style>
    <style:style style:name="co11" style:family="table-column">
      <style:table-column-properties fo:break-before="auto" style:column-width="114.4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ruction list for ForwardCom instruction set. Sort alphabetically. Synchronize with instruction map. Version 1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IM3 bits used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64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ad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dd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unconditionally</text:p>
          </table:table-cell>
        </table:table-row>
        <table:table-row table:style-name="ro1">
          <table:table-cell table:style-name="ce1" office:value-type="string" calcext:value-type="string">
            <text:p>add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table:style-name="ce1" office:value-type="string" calcext:value-type="string">
            <text:p>add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table:style-name="ce1" office:value-type="string" calcext:value-type="string">
            <text:p>add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_jump_n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zero or carry</text:p>
          </table:table-cell>
        </table:table-row>
        <table:table-row table:style-name="ro1">
          <table:table-cell table:style-name="ce1" office:value-type="string" calcext:value-type="string">
            <text:p>ad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_jump_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zero or carry</text:p>
          </table:table-cell>
        </table:table-row>
        <table:table-row table:style-name="ro1">
          <table:table-cell table:style-name="ce1" office:value-type="string" calcext:value-type="string">
            <text:p>ad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an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an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an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clear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cmp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table:style-name="ce1" office:value-type="string" calcext:value-type="string">
            <text:p>compare_jump_ab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</text:p>
          </table:table-cell>
        </table:table-row>
        <table:table-row table:style-name="ro1">
          <table:table-cell table:style-name="ce1" office:value-type="string" calcext:value-type="string">
            <text:p>compare_jump_ab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ab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</text:p>
          </table:table-cell>
        </table:table-row>
        <table:table-row table:style-name="ro1">
          <table:table-cell table:style-name="ce1" office:value-type="string" calcext:value-type="string">
            <text:p>compare_jump_ab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table:style-name="ce1" office:value-type="string" calcext:value-type="string">
            <text:p>compare_jump_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compare_jump_n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table:style-name="ce1" office:value-type="string" calcext:value-type="string">
            <text:p>compare_jump_n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infinite or nan</text:p>
          </table:table-cell>
        </table:table-row>
        <table:table-row table:style-name="ro1">
          <table:table-cell table:style-name="ce1" office:value-type="string" calcext:value-type="string">
            <text:p>compare_jump_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nan</text:p>
          </table:table-cell>
        </table:table-row>
        <table:table-row table:style-name="ro1">
          <table:table-cell table:style-name="ce1" office:value-type="string" calcext:value-type="string">
            <text:p>compare_jump_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</text:p>
          </table:table-cell>
        </table:table-row>
        <table:table-row table:style-name="ro1">
          <table:table-cell table:style-name="ce1" office:value-type="string" calcext:value-type="string">
            <text:p>compare_jump_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</text:p>
          </table:table-cell>
        </table:table-row>
        <table:table-row table:style-name="ro1">
          <table:table-cell table:style-name="ce1" office:value-type="string" calcext:value-type="string">
            <text:p>compare_jump_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</text:p>
          </table:table-cell>
        </table:table-row>
        <table:table-row table:style-name="ro1">
          <table:table-cell table:style-name="ce1" office:value-type="string" calcext:value-type="string">
            <text:p>compare_jump_u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u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</text:p>
          </table:table-cell>
        </table:table-row>
        <table:table-row table:style-name="ro1">
          <table:table-cell table:style-name="ce1" office:value-type="string" calcext:value-type="string">
            <text:p>compare_jump_u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un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nan</text:p>
          </table:table-cell>
        </table:table-row>
        <table:table-row table:style-name="ro1">
          <table:table-cell office:value-type="string" calcext:value-type="string">
            <text:p>compare_tra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to half element size and store to memory vector of half length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div_ex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pan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extrac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single bit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IM1 bits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insert_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place bit at position n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inter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leave elements from two vector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mul_ex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hi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read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table:style-name="ce2" office:value-type="string" calcext:value-type="string">
            <text:p>read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. RD = map entry, RT = memory pointer, RS = vector length and negative index to both source and destination (privileged).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</text:p>
          </table:table-cell>
        </table:table-row>
        <table:table-row table:style-name="ro1">
          <table:table-cell office:value-type="string" calcext:value-type="string">
            <text:p>repeat_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eat a block of data to make a longer vector</text:p>
          </table:table-cell>
        </table:table-row>
        <table:table-row table:style-name="ro1">
          <table:table-cell office:value-type="string" calcext:value-type="string">
            <text:p>repeat_within_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the first element of each block of data in a vector to the entire block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B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set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t all bits except one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 integer left/right unsigned by constant, then add to integer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carry</text:p>
          </table:table-cell>
        </table:table-row>
        <table:table-row table:style-name="ro1">
          <table:table-cell office:value-type="string" calcext:value-type="string">
            <text:p>shift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carry</text:p>
          </table:table-cell>
        </table:table-row>
        <table:table-row table:style-name="ro1">
          <table:table-cell office:value-type="string" calcext:value-type="string">
            <text:p>shif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shif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left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left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righ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right with sign extension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right unsigned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right unsigned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signed with saturation</text:p>
          </table:table-cell>
        </table:table-row>
        <table:table-row table:style-name="ro1">
          <table:table-cell office:value-type="string" calcext:value-type="string">
            <text:p>sh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unsigned with saturation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16-bit sign extended constant from register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table:style-name="ce1" office:value-type="string" calcext:value-type="string">
            <text:p>sub_jum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office:value-type="string" calcext:value-type="string">
            <text:p>sub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unconditionally</text:p>
          </table:table-cell>
        </table:table-row>
        <table:table-row table:style-name="ro1">
          <table:table-cell table:style-name="ce1" office:value-type="string" calcext:value-type="string">
            <text:p>sub_jump_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_jump_n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table:style-name="ce1" office:value-type="string" calcext:value-type="string">
            <text:p>sub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sub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_jump_n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not zero or borrow</text:p>
          </table:table-cell>
        </table:table-row>
        <table:table-row table:style-name="ro1">
          <table:table-cell table:style-name="ce1" office:value-type="string" calcext:value-type="string">
            <text:p>sub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_jump_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zero or borrow</text:p>
          </table:table-cell>
        </table:table-row>
        <table:table-row table:style-name="ro1">
          <table:table-cell table:style-name="ce1" office:value-type="string" calcext:value-type="string">
            <text:p>sub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subtraction</text:p>
          </table:table-cell>
        </table:table-row>
        <table:table-row table:style-name="ro1">
          <table:table-cell office:value-type="string" calcext:value-type="string">
            <text:p>sub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reverse 16-bit sign extended constant from register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subr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revers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2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test_bits_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 vector is true if all of the indicated bits are 1</text:p>
          </table:table-cell>
        </table:table-row>
        <table:table-row table:style-name="ro1">
          <table:table-cell office:value-type="string" calcext:value-type="string">
            <text:p>test_bits_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 vector is true if at least one of the indicated bits is 1</text:p>
          </table:table-cell>
        </table:table-row>
        <table:table-row table:style-name="ro1">
          <table:table-cell office:value-type="string" calcext:value-type="string">
            <text:p>tes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not zero</text:p>
          </table:table-cell>
        </table:table-row>
        <table:table-row table:style-name="ro1">
          <table:table-cell office:value-type="string" calcext:value-type="string">
            <text:p>tes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, use vector registers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, use vector registers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write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table:style-name="ce2" office:value-type="string" calcext:value-type="string">
            <text:p>write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. RD = map entry, RT = memory pointer, RS = vector length and negative index to both source and destination (privileged).</text:p>
          </table:table-cell>
        </table:table-row>
        <table:table-row table:style-name="ro1">
          <table:table-cell office:value-type="string" calcext:value-type="string">
            <text:p>write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x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x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not zero</text:p>
          </table:table-cell>
        </table:table-row>
        <table:table-row table:style-name="ro1">
          <table:table-cell office:value-type="string" calcext:value-type="string">
            <text:p>x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zero</text:p>
          </table:table-cell>
        </table:table-row>
      </table:table>
      <table:named-expressions/>
      <table:database-ranges>
        <table:database-range table:name="__Anonymous_Sheet_DB__0" table:target-range-address="instructions.A3:instructions.M301" table:contains-header="false">
          <table:sort>
            <table:sort-by table:field-number="0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-00-0000</text:date>, <text:time style:data-style-name="N2" text:time-value="09:55:07.6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8T09:57:16.792000000</dc:date>
    <meta:editing-duration>PT22H25M47S</meta:editing-duration>
    <meta:editing-cycles>98</meta:editing-cycles>
    <meta:generator>LibreOffice/5.0.5.2$Windows_x86 LibreOffice_project/55b006a02d247b5f7215fc6ea0fde844b30035b3</meta:generator>
    <meta:document-statistic meta:table-count="1" meta:cell-count="3899" meta:object-count="0"/>
    <meta:user-defined meta:name="qrichtext">1</meta:user-defined>
  </office:meta>
</office:document-meta>
</file>